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371cm" svg:y="3.6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1.8cm" svg:y="2.8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6.9cm" svg:y="7.8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6-29T17:20:38.456578501</dc:date>
    <meta:editing-duration>PT6S</meta:editing-duration>
    <meta:editing-cycles>9</meta:editing-cycles>
    <meta:generator>LibreOffice/6.4.3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.5" chart:maximum="1.5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